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d53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ometri<text:span text:style-name="T1">s</text:span>che Reihen Weiss:</text:p>
      <text:p text:style-name="Standard"/>
      <text:p text:style-name="Standard">a(w) = 2.0 , b(w) = 4.0 <text:s/>--&gt; c(w) = 8.0</text:p>
      <text:p text:style-name="Standard">a(w) = 4.0 , b(w) = 6.0 <text:s/>--&gt; c(w) = 9.0</text:p>
      <text:p text:style-name="Standard">a(w) = 4.0 , b(w) = 8.0 <text:s/>--&gt; c(w) = 16.0</text:p>
      <text:p text:style-name="Standard">a(w) = 4.0 , b(w) = 16.0 <text:s/>--&gt; c(w) = 64.0</text:p>
      <text:p text:style-name="Standard">a(w) = 9.0 , b(w) = 15.0 <text:s/>--&gt; c(w) = 25.0</text:p>
      <text:p text:style-name="Standard">a(w) = 16.0 , b(w) = 20.0 <text:s/>--&gt; c(w) = 25.0</text:p>
      <text:p text:style-name="Standard">a(w) = 16.0 , b(w) = 36.0 <text:s/>--&gt; c(w) = 81.0</text:p>
      <text:p text:style-name="Standard">a(w) = 25.0 , b(w) = 45.0 <text:s/>--&gt; c(w) = 81.0</text:p>
      <text:p text:style-name="Standard">a(w) = 36.0 , b(w) = 42.0 <text:s/>--&gt; c(w) = 49.0</text:p>
      <text:p text:style-name="Standard">a(w) = 49.0 , b(w) = 91.0 <text:s/>--&gt; c(w) = 169.0</text:p>
      <text:p text:style-name="Standard">a(w) = 64.0 , b(w) = 72.0 <text:s/>--&gt; c(w) = 81.0</text:p>
      <text:p text:style-name="Standard">a(w) = 81.0 , b(w) = 153.0 <text:s/>--&gt; c(w) = 289.0</text:p>
      <text:p text:style-name="Standard">a(w) = 4.0 , b(w) = 20.0 <text:s/>--&gt; c(s) = 100.0</text:p>
      <text:p text:style-name="Standard">a(w) = 9.0 , b(w) = 45.0 <text:s/>--&gt; c(s) = 225.0</text:p>
      <text:p text:style-name="Standard">a(w) = 2.0 , b(s) = 12.0 <text:s/>--&gt; c(w) = 72.0</text:p>
      <text:p text:style-name="Standard">a(w) = 4.0 , b(s) = 12.0 <text:s/>--&gt; c(w) = 36.0</text:p>
      <text:p text:style-name="Standard">a(w) = 9.0 , b(s) = 12.0 <text:s/>--&gt; c(w) = 16.0</text:p>
      <text:p text:style-name="Standard">a(w) = 16.0 , b(s) = 28.0 <text:s/>--&gt; c(w) = 49.0</text:p>
      <text:p text:style-name="Standard">a(w) = 20.0 , b(s) = 30.0 <text:s/>--&gt; c(w) = 45.0</text:p>
      <text:p text:style-name="Standard">a(w) = 25.0 , b(s) = 30.0 <text:s/>--&gt; c(w) = 36.0</text:p>
      <text:p text:style-name="Standard">a(w) = 49.0 , b(s) = 56.0 <text:s/>--&gt; c(w) = 64.0</text:p>
      <text:p text:style-name="Standard">a(s) = 5.0 , b(w) = 15.0 <text:s/>--&gt; c(w) = 45.0</text:p>
      <text:p text:style-name="Standard"/>
      <text:p text:style-name="Standard">Anzahl an Reihen: 22</text:p>
      <text:p text:style-name="Standard"/>
      <text:p text:style-name="Standard">Geometri<text:span text:style-name="T1">s</text:span>che Reihen Schwarz:</text:p>
      <text:p text:style-name="Standard"/>
      <text:p text:style-name="Standard">a(s) = 9.0 , b(s) = 12.0 <text:s/>--&gt; c(s) = 16.0</text:p>
      <text:p text:style-name="Standard">a(s) = 9.0 , b(s) = 30.0 <text:s/>--&gt; c(s) = 100.0</text:p>
      <text:p text:style-name="Standard">a(s) = 16.0 , b(s) = 28.0 <text:s/>--&gt; c(s) = 49.0</text:p>
      <text:p text:style-name="Standard">a(s) = 16.0 , b(s) = 36.0 <text:s/>--&gt; c(s) = 81.0</text:p>
      <text:p text:style-name="Standard">a(s) = 25.0 , b(s) = 30.0 <text:s/>--&gt; c(s) = 36.0</text:p>
      <text:p text:style-name="Standard">a(s) = 36.0 , b(s) = 66.0 <text:s/>--&gt; c(s) = 121.0</text:p>
      <text:p text:style-name="Standard">a(s) = 36.0 , b(s) = 90.0 <text:s/>--&gt; c(s) = 225.0</text:p>
      <text:p text:style-name="Standard">a(s) = 49.0 , b(s) = 56.0 <text:s/>--&gt; c(s) = 64.0</text:p>
      <text:p text:style-name="Standard">a(s) = 64.0 , b(s) = 120.0 <text:s/>--&gt; c(s) = 225.0</text:p>
      <text:p text:style-name="Standard">a(s) = 81.0 , b(s) = 90.0 <text:s/>--&gt; c(s) = 100.0</text:p>
      <text:p text:style-name="Standard">a(s) = 100.0 , b(s) = 190.0 <text:s/>--&gt; c(s) = 361.0</text:p>
      <text:p text:style-name="Standard">a(s) = 3.0 , b(w) = 6.0 <text:s/>--&gt; c(s) = 12.0</text:p>
      <text:p text:style-name="Standard">a(s) = 9.0 , b(w) = 15.0 <text:s/>--&gt; c(s) = 25.0</text:p>
      <text:p text:style-name="Standard">a(s) = 9.0 , b(w) = 45.0 <text:s/>--&gt; c(s) = 225.0</text:p>
      <text:p text:style-name="Standard">a(s) = 16.0 , b(w) = 20.0 <text:s/>--&gt; c(s) = 25.0</text:p>
      <text:p text:style-name="Standard">a(s) = 25.0 , b(w) = 45.0 <text:s/>--&gt; c(s) = 81.0</text:p>
      <text:p text:style-name="Standard">a(s) = 36.0 , b(w) = 42.0 <text:s/>--&gt; c(s) = 49.0</text:p>
      <text:p text:style-name="Standard">a(s) = 64.0 , b(w) = 72.0 <text:s/>--&gt; c(s) = 81.0</text:p>
      <text:p text:style-name="Standard">a(w) = 4.0 , b(s) = 12.0 <text:s/>--&gt; c(s) = 36.0</text:p>
      <text:p text:style-name="Standard">a(w) = 4.0 , b(s) = 16.0 <text:s/>--&gt; c(s) = 64.0</text:p>
      <text:p text:style-name="Standard">a(w) = 4.0 , b(s) = 30.0 <text:s/>--&gt; c(s) = 225.0</text:p>
      <text:p text:style-name="Standard"/>
      <text:p text:style-name="Standard">Anzahl an Reihen: 21</text:p>
      <text:p text:style-name="Standard"><text:soft-page-break/></text:p>
      <text:p text:style-name="Standard">Arithmetische Reihen Weiss:</text:p>
      <text:p text:style-name="Standard"/>
      <text:p text:style-name="Standard">a(w) = 2.0 , b(w) = 4.0 <text:s/>--&gt; c(w) = 6.0</text:p>
      <text:p text:style-name="Standard">a(w) = 2.0 , b(w) = 9.0 <text:s/>--&gt; c(w) = 16.0</text:p>
      <text:p text:style-name="Standard">a(w) = 4.0 , b(w) = 6.0 <text:s/>--&gt; c(w) = 8.0</text:p>
      <text:p text:style-name="Standard">a(w) = 4.0 , b(w) = 20.0 <text:s/>--&gt; c(w) = 36.0</text:p>
      <text:p text:style-name="Standard">a(w) = 8.0 , b(w) = 25.0 <text:s/>--&gt; c(w) = 42.0</text:p>
      <text:p text:style-name="Standard">a(w) = 8.0 , b(w) = 36.0 <text:s/>--&gt; c(w) = 64.0</text:p>
      <text:p text:style-name="Standard">a(w) = 9.0 , b(w) = 45.0 <text:s/>--&gt; c(w) = 81.0</text:p>
      <text:p text:style-name="Standard">a(w) = 9.0 , b(w) = 81.0 <text:s/>--&gt; c(w) = 153.0</text:p>
      <text:p text:style-name="Standard">a(w) = 15.0 , b(w) = 20.0 <text:s/>--&gt; c(w) = 25.0</text:p>
      <text:p text:style-name="Standard">a(w) = 20.0 , b(w) = 42.0 <text:s/>--&gt; c(w) = 64.0</text:p>
      <text:p text:style-name="Standard">a(w) = 49.0 , b(w) = 169.0 <text:s/>--&gt; c(w) = 289.0</text:p>
      <text:p text:style-name="Standard">a(w) = 2.0 , b(w) = 15.0 <text:s/>--&gt; c(s) = 28.0</text:p>
      <text:p text:style-name="Standard">a(w) = 2.0 , b(w) = 16.0 <text:s/>--&gt; c(s) = 30.0</text:p>
      <text:p text:style-name="Standard">a(w) = 4.0 , b(w) = 8.0 <text:s/>--&gt; c(s) = 12.0</text:p>
      <text:p text:style-name="Standard">a(w) = 4.0 , b(w) = 16.0 <text:s/>--&gt; c(s) = 28.0</text:p>
      <text:p text:style-name="Standard">a(w) = 6.0 , b(w) = 9.0 <text:s/>--&gt; c(s) = 12.0</text:p>
      <text:p text:style-name="Standard">a(w) = 6.0 , b(w) = 36.0 <text:s/>--&gt; c(s) = 66.0</text:p>
      <text:p text:style-name="Standard">a(w) = 8.0 , b(w) = 49.0 <text:s/>--&gt; c(s) = 90.0</text:p>
      <text:p text:style-name="Standard">a(w) = 8.0 , b(w) = 64.0 <text:s/>--&gt; c(s) = 120.0</text:p>
      <text:p text:style-name="Standard">a(w) = 16.0 , b(w) = 36.0 <text:s/>--&gt; c(s) = 56.0</text:p>
      <text:p text:style-name="Standard">a(w) = 20.0 , b(w) = 25.0 <text:s/>--&gt; c(s) = 30.0</text:p>
      <text:p text:style-name="Standard">a(w) = 42.0 , b(w) = 49.0 <text:s/>--&gt; c(s) = 56.0</text:p>
      <text:p text:style-name="Standard">a(w) = 42.0 , b(w) = 81.0 <text:s/>--&gt; c(s) = 120.0</text:p>
      <text:p text:style-name="Standard">a(w) = 72.0 , b(w) = 81.0 <text:s/>--&gt; c(s) = 90.0</text:p>
      <text:p text:style-name="Standard">a(w) = 81.0 , b(w) = 153.0 <text:s/>--&gt; c(s) = 225.0</text:p>
      <text:p text:style-name="Standard">a(w) = 2.0 , b(s) = 3.0 <text:s/>--&gt; c(w) = 4.0</text:p>
      <text:p text:style-name="Standard">a(w) = 2.0 , b(s) = 5.0 <text:s/>--&gt; c(w) = 8.0</text:p>
      <text:p text:style-name="Standard">a(w) = 4.0 , b(s) = 5.0 <text:s/>--&gt; c(w) = 6.0</text:p>
      <text:p text:style-name="Standard">a(w) = 4.0 , b(s) = 12.0 <text:s/>--&gt; c(w) = 20.0</text:p>
      <text:p text:style-name="Standard">a(w) = 6.0 , b(s) = 7.0 <text:s/>--&gt; c(w) = 8.0</text:p>
      <text:p text:style-name="Standard">a(w) = 8.0 , b(s) = 12.0 <text:s/>--&gt; c(w) = 16.0</text:p>
      <text:p text:style-name="Standard">a(w) = 9.0 , b(s) = 12.0 <text:s/>--&gt; c(w) = 15.0</text:p>
      <text:p text:style-name="Standard">a(w) = 15.0 , b(s) = 30.0 <text:s/>--&gt; c(w) = 45.0</text:p>
      <text:p text:style-name="Standard">a(w) = 20.0 , b(s) = 28.0 <text:s/>--&gt; c(w) = 36.0</text:p>
      <text:p text:style-name="Standard">a(w) = 91.0 , b(s) = 190.0 <text:s/>--&gt; c(w) = 289.0</text:p>
      <text:p text:style-name="Standard">a(s) = 3.0 , b(w) = 6.0 <text:s/>--&gt; c(w) = 9.0</text:p>
      <text:p text:style-name="Standard">a(s) = 3.0 , b(w) = 9.0 <text:s/>--&gt; c(w) = 15.0</text:p>
      <text:p text:style-name="Standard">a(s) = 3.0 , b(w) = 42.0 <text:s/>--&gt; c(w) = 81.0</text:p>
      <text:p text:style-name="Standard">a(s) = 5.0 , b(w) = 15.0 <text:s/>--&gt; c(w) = 25.0</text:p>
      <text:p text:style-name="Standard">a(s) = 5.0 , b(w) = 25.0 <text:s/>--&gt; c(w) = 45.0</text:p>
      <text:p text:style-name="Standard">a(s) = 7.0 , b(w) = 8.0 <text:s/>--&gt; c(w) = 9.0</text:p>
      <text:p text:style-name="Standard">a(s) = 7.0 , b(w) = 16.0 <text:s/>--&gt; c(w) = 25.0</text:p>
      <text:p text:style-name="Standard">a(s) = 7.0 , b(w) = 49.0 <text:s/>--&gt; c(w) = 91.0</text:p>
      <text:p text:style-name="Standard">a(s) = 12.0 , b(w) = 16.0 <text:s/>--&gt; c(w) = 20.0</text:p>
      <text:p text:style-name="Standard">a(s) = 12.0 , b(w) = 42.0 <text:s/>--&gt; c(w) = 72.0</text:p>
      <text:p text:style-name="Standard">a(s) = 30.0 , b(w) = 36.0 <text:s/>--&gt; c(w) = 42.0</text:p>
      <text:p text:style-name="Standard">a(s) = 56.0 , b(w) = 64.0 <text:s/>--&gt; c(w) = 72.0</text:p>
      <text:p text:style-name="Standard"/>
      <text:p text:style-name="Standard">Anzahl an Reihen: 47</text:p>
      <text:p text:style-name="Standard"><text:soft-page-break/></text:p>
      <text:p text:style-name="Standard">Arithmetische Reihen Schwarz:</text:p>
      <text:p text:style-name="Standard"/>
      <text:p text:style-name="Standard">a(s) = 3.0 , b(s) = 5.0 <text:s/>--&gt; c(s) = 7.0</text:p>
      <text:p text:style-name="Standard">a(s) = 5.0 , b(s) = 7.0 <text:s/>--&gt; c(s) = 9.0</text:p>
      <text:p text:style-name="Standard">a(s) = 7.0 , b(s) = 16.0 <text:s/>--&gt; c(s) = 25.0</text:p>
      <text:p text:style-name="Standard">a(s) = 7.0 , b(s) = 28.0 <text:s/>--&gt; c(s) = 49.0</text:p>
      <text:p text:style-name="Standard">a(s) = 7.0 , b(s) = 64.0 <text:s/>--&gt; c(s) = 121.0</text:p>
      <text:p text:style-name="Standard">a(s) = 12.0 , b(s) = 56.0 <text:s/>--&gt; c(s) = 100.0</text:p>
      <text:p text:style-name="Standard">a(s) = 12.0 , b(s) = 66.0 <text:s/>--&gt; c(s) = 120.0</text:p>
      <text:p text:style-name="Standard">a(s) = 16.0 , b(s) = 36.0 <text:s/>--&gt; c(s) = 56.0</text:p>
      <text:p text:style-name="Standard">a(s) = 28.0 , b(s) = 64.0 <text:s/>--&gt; c(s) = 100.0</text:p>
      <text:p text:style-name="Standard">a(s) = 3.0 , b(s) = 9.0 <text:s/>--&gt; c(w) = 15.0</text:p>
      <text:p text:style-name="Standard">a(s) = 5.0 , b(s) = 25.0 <text:s/>--&gt; c(w) = 45.0</text:p>
      <text:p text:style-name="Standard">a(s) = 7.0 , b(s) = 49.0 <text:s/>--&gt; c(w) = 91.0</text:p>
      <text:p text:style-name="Standard">a(s) = 9.0 , b(s) = 12.0 <text:s/>--&gt; c(w) = 15.0</text:p>
      <text:p text:style-name="Standard">a(s) = 9.0 , b(s) = 81.0 <text:s/>--&gt; c(w) = 153.0</text:p>
      <text:p text:style-name="Standard">a(s) = 12.0 , b(s) = 16.0 <text:s/>--&gt; c(w) = 20.0</text:p>
      <text:p text:style-name="Standard">a(s) = 30.0 , b(s) = 36.0 <text:s/>--&gt; c(w) = 42.0</text:p>
      <text:p text:style-name="Standard">a(s) = 56.0 , b(s) = 64.0 <text:s/>--&gt; c(w) = 72.0</text:p>
      <text:p text:style-name="Standard">a(s) = 3.0 , b(w) = 4.0 <text:s/>--&gt; c(s) = 5.0</text:p>
      <text:p text:style-name="Standard">a(s) = 3.0 , b(w) = 6.0 <text:s/>--&gt; c(s) = 9.0</text:p>
      <text:p text:style-name="Standard">a(s) = 3.0 , b(w) = 42.0 <text:s/>--&gt; c(s) = 81.0</text:p>
      <text:p text:style-name="Standard">a(s) = 5.0 , b(w) = 6.0 <text:s/>--&gt; c(s) = 7.0</text:p>
      <text:p text:style-name="Standard">a(s) = 5.0 , b(w) = 15.0 <text:s/>--&gt; c(s) = 25.0</text:p>
      <text:p text:style-name="Standard">a(s) = 7.0 , b(w) = 8.0 <text:s/>--&gt; c(s) = 9.0</text:p>
      <text:p text:style-name="Standard">a(s) = 9.0 , b(w) = 45.0 <text:s/>--&gt; c(s) = 81.0</text:p>
      <text:p text:style-name="Standard">a(s) = 12.0 , b(w) = 20.0 <text:s/>--&gt; c(s) = 28.0</text:p>
      <text:p text:style-name="Standard">a(s) = 28.0 , b(w) = 42.0 <text:s/>--&gt; c(s) = 56.0</text:p>
      <text:p text:style-name="Standard">a(s) = 81.0 , b(w) = 153.0 <text:s/>--&gt; c(s) = 225.0</text:p>
      <text:p text:style-name="Standard">a(w) = 2.0 , b(s) = 7.0 <text:s/>--&gt; c(s) = 12.0</text:p>
      <text:p text:style-name="Standard">a(w) = 2.0 , b(s) = 9.0 <text:s/>--&gt; c(s) = 16.0</text:p>
      <text:p text:style-name="Standard">a(w) = 2.0 , b(s) = 16.0 <text:s/>--&gt; c(s) = 30.0</text:p>
      <text:p text:style-name="Standard">a(w) = 4.0 , b(s) = 16.0 <text:s/>--&gt; c(s) = 28.0</text:p>
      <text:p text:style-name="Standard">a(w) = 4.0 , b(s) = 30.0 <text:s/>--&gt; c(s) = 56.0</text:p>
      <text:p text:style-name="Standard">a(w) = 6.0 , b(s) = 9.0 <text:s/>--&gt; c(s) = 12.0</text:p>
      <text:p text:style-name="Standard">a(w) = 6.0 , b(s) = 36.0 <text:s/>--&gt; c(s) = 66.0</text:p>
      <text:p text:style-name="Standard">a(w) = 8.0 , b(s) = 12.0 <text:s/>--&gt; c(s) = 16.0</text:p>
      <text:p text:style-name="Standard">a(w) = 8.0 , b(s) = 36.0 <text:s/>--&gt; c(s) = 64.0</text:p>
      <text:p text:style-name="Standard">a(w) = 8.0 , b(s) = 49.0 <text:s/>--&gt; c(s) = 90.0</text:p>
      <text:p text:style-name="Standard">a(w) = 8.0 , b(s) = 64.0 <text:s/>--&gt; c(s) = 120.0</text:p>
      <text:p text:style-name="Standard">a(w) = 15.0 , b(s) = 120.0 <text:s/>--&gt; c(s) = 225.0</text:p>
      <text:p text:style-name="Standard">a(w) = 20.0 , b(s) = 25.0 <text:s/>--&gt; c(s) = 30.0</text:p>
      <text:p text:style-name="Standard">a(w) = 20.0 , b(s) = 28.0 <text:s/>--&gt; c(s) = 36.0</text:p>
      <text:p text:style-name="Standard">a(w) = 42.0 , b(s) = 49.0 <text:s/>--&gt; c(s) = 56.0</text:p>
      <text:p text:style-name="Standard">a(w) = 42.0 , b(s) = 66.0 <text:s/>--&gt; c(s) = 90.0</text:p>
      <text:p text:style-name="Standard">a(w) = 42.0 , b(s) = 81.0 <text:s/>--&gt; c(s) = 120.0</text:p>
      <text:p text:style-name="Standard">a(w) = 72.0 , b(s) = 81.0 <text:s/>--&gt; c(s) = 90.0</text:p>
      <text:p text:style-name="Standard"/>
      <text:p text:style-name="Standard">Anzahl an Reihen: 45</text:p>
      <text:p text:style-name="Standard"/>
      <text:p text:style-name="Standard">Harmonische Reihen Weiss:</text:p>
      <text:p text:style-name="Standard"><text:soft-page-break/></text:p>
      <text:p text:style-name="Standard">a(w) = 9.0 , b(w) = 15.0 <text:s/>--&gt; c(w) = 45.0</text:p>
      <text:p text:style-name="Standard">a(w) = 9.0 , b(w) = 16.0 <text:s/>--&gt; c(w) = 72.0</text:p>
      <text:p text:style-name="Standard">a(w) = 4.0 , b(w) = 6.0 <text:s/>--&gt; c(s) = 12.0</text:p>
      <text:p text:style-name="Standard">a(w) = 6.0 , b(w) = 8.0 <text:s/>--&gt; c(s) = 12.0</text:p>
      <text:p text:style-name="Standard">a(w) = 8.0 , b(w) = 15.0 <text:s/>--&gt; c(s) = 120.0</text:p>
      <text:p text:style-name="Standard">a(w) = 15.0 , b(w) = 20.0 <text:s/>--&gt; c(s) = 30.0</text:p>
      <text:p text:style-name="Standard">a(w) = 25.0 , b(w) = 45.0 <text:s/>--&gt; c(s) = 225.0</text:p>
      <text:p text:style-name="Standard">a(w) = 2.0 , b(s) = 3.0 <text:s/>--&gt; c(w) = 6.0</text:p>
      <text:p text:style-name="Standard">a(s) = 3.0 , b(w) = 4.0 <text:s/>--&gt; c(w) = 6.0</text:p>
      <text:p text:style-name="Standard">a(s) = 5.0 , b(w) = 8.0 <text:s/>--&gt; c(w) = 20.0</text:p>
      <text:p text:style-name="Standard">a(s) = 5.0 , b(w) = 9.0 <text:s/>--&gt; c(w) = 45.0</text:p>
      <text:p text:style-name="Standard">a(s) = 12.0 , b(w) = 15.0 <text:s/>--&gt; c(w) = 20.0</text:p>
      <text:p text:style-name="Standard">a(s) = 30.0 , b(w) = 36.0 <text:s/>--&gt; c(w) = 45.0</text:p>
      <text:p text:style-name="Standard"/>
      <text:p text:style-name="Standard">Anzahl an Reihen: 13</text:p>
      <text:p text:style-name="Standard"/>
      <text:p text:style-name="Standard">Harmonische Reihen Schwarz:</text:p>
      <text:p text:style-name="Standard"/>
      <text:p text:style-name="Standard">a(s) = 3.0 , b(s) = 5.0 <text:s/>--&gt; c(w) = 15.0</text:p>
      <text:p text:style-name="Standard">a(s) = 5.0 , b(s) = 9.0 <text:s/>--&gt; c(w) = 45.0</text:p>
      <text:p text:style-name="Standard">a(s) = 7.0 , b(s) = 12.0 <text:s/>--&gt; c(w) = 42.0</text:p>
      <text:p text:style-name="Standard">a(s) = 9.0 , b(s) = 16.0 <text:s/>--&gt; c(w) = 72.0</text:p>
      <text:p text:style-name="Standard">a(s) = 28.0 , b(s) = 7.0 <text:s/>--&gt; c(w) = 4.0</text:p>
      <text:p text:style-name="Standard">a(s) = 30.0 , b(s) = 36.0 <text:s/>--&gt; c(w) = 45.0</text:p>
      <text:p text:style-name="Standard">a(s) = 120.0 , b(s) = 90.0 <text:s/>--&gt; c(w) = 72.0</text:p>
      <text:p text:style-name="Standard">a(s) = 25.0 , b(w) = 45.0 <text:s/>--&gt; c(s) = 225.0</text:p>
      <text:p text:style-name="Standard">a(s) = 30.0 , b(w) = 45.0 <text:s/>--&gt; c(s) = 90.0</text:p>
      <text:p text:style-name="Standard">a(s) = 90.0 , b(w) = 45.0 <text:s/>--&gt; c(s) = 30.0</text:p>
      <text:p text:style-name="Standard">a(s) = 225.0 , b(w) = 45.0 <text:s/>--&gt; c(s) = 25.0</text:p>
      <text:p text:style-name="Standard">a(w) = 4.0 , b(s) = 7.0 <text:s/>--&gt; c(s) = 28.0</text:p>
      <text:p text:style-name="Standard">a(w) = 15.0 , b(s) = 5.0 <text:s/>--&gt; c(s) = 3.0</text:p>
      <text:p text:style-name="Standard">a(w) = 42.0 , b(s) = 12.0 <text:s/>--&gt; c(s) = 7.0</text:p>
      <text:p text:style-name="Standard">a(w) = 45.0 , b(s) = 9.0 <text:s/>--&gt; c(s) = 5.0</text:p>
      <text:p text:style-name="Standard">a(w) = 45.0 , b(s) = 36.0 <text:s/>--&gt; c(s) = 30.0</text:p>
      <text:p text:style-name="Standard">a(w) = 72.0 , b(s) = 16.0 <text:s/>--&gt; c(s) = 9.0</text:p>
      <text:p text:style-name="Standard">a(w) = 72.0 , b(s) = 90.0 <text:s/>--&gt; c(s) = 120.0</text:p>
      <text:p text:style-name="Standard"/>
      <text:p text:style-name="Standard">Anzahl an Reihen: 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4:19:40.856000000</meta:creation-date>
    <dc:date>2018-11-19T14:20:52.906000000</dc:date>
    <meta:editing-duration>PT1M12S</meta:editing-duration>
    <meta:editing-cycles>1</meta:editing-cycles>
    <meta:document-statistic meta:table-count="0" meta:image-count="0" meta:object-count="0" meta:page-count="4" meta:paragraph-count="178" meta:word-count="2034" meta:character-count="7143" meta:non-whitespace-character-count="5287"/>
    <meta:generator>LibreOffice/5.4.2.2$Windows_X86_64 LibreOffice_project/22b09f6418e8c2d508a9eaf86b2399209b0990f4</meta:generator>
  </office:meta>
</office:document-meta>
</file>